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24A31B77131B437C.png" manifest:media-type="image/png"/>
  <manifest:file-entry manifest:full-path="Pictures/10000201000006AA000001733725A117B8CB6CC9.png" manifest:media-type="image/png"/>
  <manifest:file-entry manifest:full-path="Pictures/1000020100000200000002002706511F1998E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717cm" fo:margin-left="-0.228cm" table:align="left" fo:background-color="#dddddd">
        <style:background-image/>
      </style:table-properties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7.562cm"/>
    </style:style>
    <style:style style:name="Table1.C" style:family="table-column">
      <style:table-column-properties style:column-width="1.249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2.106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 style:data-style-name="N10100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104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26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13b9ff" officeooo:paragraph-rsid="0013b9ff" style:font-weight-asian="bold" style:font-weight-complex="bold"/>
    </style:style>
    <style:style style:name="P2" style:family="paragraph" style:parent-style-name="Header">
      <style:text-properties officeooo:rsid="0013ae8b" officeooo:paragraph-rsid="0013ae8b"/>
    </style:style>
    <style:style style:name="P3" style:family="paragraph" style:parent-style-name="Standard">
      <style:paragraph-properties fo:text-align="start" style:justify-single-word="false"/>
      <style:text-properties officeooo:rsid="0013ae8b" officeooo:paragraph-rsid="0018c05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9fdd4" officeooo:paragraph-rsid="0019fdd4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a7fb6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officeooo:rsid="0019fdd4" officeooo:paragraph-rsid="0019fdd4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1a7fb6" officeooo:paragraph-rsid="001a7fb6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23095c" officeooo:paragraph-rsid="0023095c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23095c" officeooo:paragraph-rsid="002376ef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2376ef" officeooo:paragraph-rsid="002376ef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officeooo:rsid="0025b8ba" officeooo:paragraph-rsid="0025b8ba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weight="bold" officeooo:rsid="002b9379" officeooo:paragraph-rsid="002b9379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weight="normal" officeooo:rsid="0023095c" officeooo:paragraph-rsid="0023095c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rsid="001a7fb6" officeooo:paragraph-rsid="001a7fb6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officeooo:rsid="0025b8ba" officeooo:paragraph-rsid="0025b8ba" style:font-weight-asian="normal" style:font-weight-complex="normal"/>
    </style:style>
    <style:style style:name="P16" style:family="paragraph" style:parent-style-name="Table_20_Contents">
      <style:paragraph-properties fo:margin-top="0.101cm" fo:margin-bottom="0.101cm" loext:contextual-spacing="false"/>
    </style:style>
    <style:style style:name="P1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weight="bold" officeooo:rsid="0022c8b1" officeooo:paragraph-rsid="0022c8b1" style:font-weight-asian="bold" style:font-weight-complex="bold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weight="bold" officeooo:rsid="0025b8ba" officeooo:paragraph-rsid="0025b8ba" style:font-weight-asian="bold" style:font-weight-complex="bold"/>
    </style:style>
    <style:style style:name="P2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weight="bold" officeooo:rsid="0025b8ba" officeooo:paragraph-rsid="0022c8b1" style:font-weight-asian="bold" style:font-weight-complex="bold"/>
    </style:style>
    <style:style style:name="P21" style:family="paragraph" style:parent-style-name="Table_20_Contents">
      <style:paragraph-properties fo:margin-top="0.101cm" fo:margin-bottom="0.101cm" loext:contextual-spacing="false" fo:text-align="end" style:justify-single-word="false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</style:style>
    <style:style style:name="P23" style:family="paragraph" style:parent-style-name="Table_20_Contents">
      <style:paragraph-properties fo:margin-top="0.101cm" fo:margin-bottom="0.101cm" loext:contextual-spacing="false"/>
      <style:text-properties officeooo:rsid="0021ae87" officeooo:paragraph-rsid="0021ae87"/>
    </style:style>
    <style:style style:name="P24" style:family="paragraph" style:parent-style-name="Table_20_Contents">
      <style:paragraph-properties fo:margin-top="0.201cm" fo:margin-bottom="0.201cm" loext:contextual-spacing="false" fo:text-align="end" style:justify-single-word="false"/>
    </style:style>
    <style:style style:name="P25" style:family="paragraph" style:parent-style-name="Table_20_Contents">
      <style:paragraph-properties fo:margin-top="0.101cm" fo:margin-bottom="0.101cm" loext:contextual-spacing="false"/>
      <style:text-properties officeooo:rsid="002daea9" officeooo:paragraph-rsid="002daea9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font-weight="normal" officeooo:rsid="001a7fb6" officeooo:paragraph-rsid="001a7fb6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weight="normal" officeooo:rsid="001bb22d" officeooo:paragraph-rsid="001a7fb6" style:font-weight-asian="normal" style:font-weight-complex="normal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weight="normal" officeooo:rsid="0023095c" officeooo:paragraph-rsid="0023095c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weight="bold" officeooo:rsid="0023095c" officeooo:paragraph-rsid="001bb22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rsid="0013ae8b" officeooo:paragraph-rsid="0018c056"/>
    </style:style>
    <style:style style:name="T1" style:family="text">
      <style:text-properties style:text-position="super 58%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2pt" officeooo:rsid="0018c056" style:font-size-asian="22pt" style:font-size-complex="22pt"/>
    </style:style>
    <style:style style:name="T4" style:family="text">
      <style:text-properties fo:font-size="22pt" fo:font-weight="bold" officeooo:rsid="0018c056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2daea9" style:font-size-asian="22pt" style:font-weight-asian="bold" style:font-size-complex="22pt" style:font-weight-complex="bold"/>
    </style:style>
    <style:style style:name="T6" style:family="text">
      <style:text-properties officeooo:rsid="001a3dd9"/>
    </style:style>
    <style:style style:name="T7" style:family="text">
      <style:text-properties fo:font-weight="normal" officeooo:rsid="001a7fb6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7fb6" style:font-weight-asian="bold" style:font-weight-complex="bold"/>
    </style:style>
    <style:style style:name="T10" style:family="text">
      <style:text-properties fo:font-weight="bold" officeooo:rsid="00279778" style:font-weight-asian="bold" style:font-weight-complex="bold"/>
    </style:style>
    <style:style style:name="T11" style:family="text">
      <style:text-properties officeooo:rsid="001dcc1f"/>
    </style:style>
    <style:style style:name="T12" style:family="text">
      <style:text-properties officeooo:rsid="002376ef"/>
    </style:style>
    <style:style style:name="T13" style:family="text">
      <style:text-properties officeooo:rsid="0024c9c8"/>
    </style:style>
    <style:style style:name="T14" style:family="text">
      <style:text-properties officeooo:rsid="0027ef73"/>
    </style:style>
    <style:style style:name="T15" style:family="text">
      <style:text-properties officeooo:rsid="002da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text-style style:name="N10100" number:language="en" number:country="IN">
      <number:text-content/>
    </number:text-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4"><text:s text:c="15"/></text:span><text:span text:style-name="T5">Biosens Lab Tracker</text:span><text:span text:style-name="T4"> Quotation</text:span><text:span text:style-name="T2"> </text:span><text:span text:style-name="T8"><text:s text:c="52"/></text:span><text:s/></text:p>
      <text:p text:style-name="P3"/>
      <text:p text:style-name="P6">Dear <text:span text:style-name="T15">Sir</text:span>,</text:p>
      <text:p text:style-name="P4"><text:tab/>Thank you for your interest in working with us. Our team has reviewed your business requirement on <text:span text:style-name="T15">lab tracker</text:span> and has prepared the following details <text:span text:style-name="T6">as</text:span> proposal.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S.No</text:p>
          </table:table-cell>
          <table:table-cell table:style-name="Table1.A1" table:number-columns-spanned="2" office:value-type="string">
            <text:p text:style-name="P18">Description</text:p>
          </table:table-cell>
          <table:covered-table-cell/>
          <table:table-cell table:style-name="Table1.A1" office:value-type="string">
            <text:p text:style-name="P19">Price (Rs)</text:p>
          </table:table-cell>
          <table:table-cell table:style-name="Table1.A1" office:value-type="string">
            <text:p text:style-name="P18">Total Price(Rs)</text:p>
          </table:table-cell>
          <table:table-cell table:style-name="Table1.F1" office:value-type="string">
            <text:p text:style-name="P18">Remarks</text:p>
          </table:table-cell>
        </table:table-row>
        <table:table-row table:style-name="Table1.1">
          <table:table-cell table:style-name="Table1.A2" office:value-type="float" office:value="1">
            <text:p text:style-name="P22">1.</text:p>
          </table:table-cell>
          <table:table-cell table:style-name="Table1.B2" table:number-columns-spanned="2" office:value-type="string">
            <text:p text:style-name="P25">Lab tracker(Hosting + Development)</text:p>
          </table:table-cell>
          <table:covered-table-cell/>
          <table:table-cell table:style-name="Table1.D2" office:value-type="currency" office:currency="INR" office:value="15000">
            <text:p text:style-name="P24">₹<text:span text:style-name="T15">15</text:span>,000.00</text:p>
          </table:table-cell>
          <table:table-cell table:style-name="Table1.D2" office:value-type="currency" office:currency="INR" office:value="15000">
            <text:p text:style-name="P24">₹<text:span text:style-name="T15">15</text:span>,000.00</text:p>
          </table:table-cell>
          <table:table-cell table:style-name="Table1.F2" office:value-type="string">
            <text:p text:style-name="P23">NA</text:p>
          </table:table-cell>
        </table:table-row>
        <table:table-row table:style-name="Table1.3">
          <table:table-cell table:style-name="Table1.A3" table:number-columns-spanned="3" office:value-type="string">
            <text:p text:style-name="P17">Total Amount</text:p>
          </table:table-cell>
          <table:covered-table-cell/>
          <table:covered-table-cell/>
          <table:table-cell table:style-name="Table1.D3" table:number-columns-spanned="3" office:value-type="currency" office:currency="INR" office:value="15000">
            <text:p text:style-name="P17">₹<text:span text:style-name="T15">15,000</text:span>.00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2" office:value-type="string">
            <text:p text:style-name="P19">Rupees in words</text:p>
          </table:table-cell>
          <table:covered-table-cell/>
          <table:table-cell table:style-name="Table1.C4" table:number-columns-spanned="4" office:value-type="string">
            <text:p text:style-name="P20"><text:span text:style-name="T15">Fifteen</text:span> thousand only</text:p>
          </table:table-cell>
          <table:covered-table-cell/>
          <table:covered-table-cell/>
          <table:covered-table-cell/>
        </table:table-row>
      </table:table>
      <text:p text:style-name="P29"/>
      <text:p text:style-name="P8">Terms and Conditions</text:p>
      <text:list xml:id="list2734702388" text:style-name="L2">
        <text:list-item>
          <text:p text:style-name="P28"><text:span text:style-name="T8">Delivery </text:span>:- 10 -15 WorkingDays</text:p>
        </text:list-item>
        <text:list-item>
          <text:p text:style-name="P28"><text:span text:style-name="T8">PaymentsTerms</text:span>:- 50 % Advance with PO &amp; 50 % Against delivery</text:p>
        </text:list-item>
        <text:list-item>
          <text:p text:style-name="P28">Purchase Order Required to process the same.</text:p>
        </text:list-item>
      </text:list>
      <text:p text:style-name="P13"/>
      <text:p text:style-name="P13">Please feel free to call me for any further clarifications. </text:p>
      <text:p text:style-name="P13">Looking forward for your valuable Order &amp; long term relationships. </text:p>
      <text:p text:style-name="P13">Assuring the best of Services , Always.</text:p>
      <text:p text:style-name="P13"/>
      <text:p text:style-name="P9">Regards, </text:p>
      <text:p text:style-name="P9">Prithiviraj <text:span text:style-name="T12">Velusamy</text:span></text:p>
      <text:p text:style-name="P12">IT Consultant</text:p>
      <text:p text:style-name="P10"><draw:frame draw:style-name="fr1" draw:name="Image2" text:anchor-type="paragraph" svg:x="0.06cm" svg:y="-0.009cm" svg:width="0.557cm" svg:height="0.557cm" draw:z-index="1"><draw:image xlink:href="Pictures/1000020100000200000002002706511F1998EF28.png" xlink:type="simple" xlink:show="embed" xlink:actuate="onLoad" loext:mime-type="image/png"/></draw:frame><text:s/>info@lamynaals.com</text:p>
      <text:p text:style-name="P9"><draw:frame draw:style-name="fr1" draw:name="Image3" text:anchor-type="paragraph" svg:x="0.034cm" svg:y="-0.026cm" svg:width="0.556cm" svg:height="0.556cm" draw:z-index="2"><draw:image xlink:href="Pictures/10000201000002000000020024A31B77131B437C.png" xlink:type="simple" xlink:show="embed" xlink:actuate="onLoad" loext:mime-type="image/png"/></draw:frame><text:s text:c="2"/>+919597909997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ogo-02" xlink:href="Pictures/10000201000006AA000001733725A117B8CB6CC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3b9ff" officeooo:paragraph-rsid="0013b9ff" style:font-weight-asian="bold" style:font-weight-complex="bold"/>
    </style:style>
    <style:style style:name="MP2" style:family="paragraph" style:parent-style-name="Header">
      <style:text-properties officeooo:rsid="0013ae8b" officeooo:paragraph-rsid="0013ae8b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logo-02" draw:opacity="15%" draw:fill-image-width="100%" draw:fill-image-height="30%" style:repeat="no-repeat" draw:fill-image-ref-point-x="0%" draw:fill-image-ref-point-y="0%" draw:fill-image-ref-point="center" draw:tile-repeat-offset="0% vertical" style:footnote-max-height="0cm">
        <style:background-image xlink:href="Pictures/10000201000006AA000001733725A117B8CB6CC9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1.354cm" svg:y="0.101cm" svg:width="6.569cm" svg:height="1.429cm" draw:z-index="0"><draw:image xlink:href="Pictures/10000201000006AA000001733725A117B8CB6CC9.png" xlink:type="simple" xlink:show="embed" xlink:actuate="onLoad" loext:mime-type="image/png"/></draw:frame>LAMYNAALS TECHNOLOGIES</text:p>
        <text:p text:style-name="MP2">No. 7/215, 1<text:span text:style-name="MT1">st</text:span> floor,</text:p>
        <text:p text:style-name="MP2">Arcot road,</text:p>
        <text:p text:style-name="MP2">Porur,Chennai -600 116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0:36:56.232084387</meta:creation-date>
    <dc:date>2020-08-27T22:22:42.002395030</dc:date>
    <meta:editing-duration>PT1H6M50S</meta:editing-duration>
    <meta:editing-cycles>17</meta:editing-cycles>
    <meta:generator>LibreOffice/6.0.7.3$Linux_X86_64 LibreOffice_project/00m0$Build-3</meta:generator>
    <meta:document-statistic meta:table-count="1" meta:image-count="3" meta:object-count="0" meta:page-count="1" meta:paragraph-count="33" meta:word-count="131" meta:character-count="909" meta:non-whitespace-character-count="738"/>
  </office:meta>
</office:document-meta>
</file>